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49A562DDEFCF753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549A562DDEFCF753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voorspelt zijn dood</text:span></text:p>
            <text:p text:style-name="P3"><text:span text:style-name="T2">(Johannes 12:20-3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8:54.494000000</dc:date>
    <meta:editing-duration>PT2H26M56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